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b8ba4"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b8ba4"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1b1de8"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d6ed9" style:font-size-asian="10pt" style:font-size-complex="10pt"/>
    </style:style>
    <style:style style:name="P5"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7b911b" style:font-size-asian="10pt" style:font-size-complex="10pt"/>
    </style:style>
    <style:style style:name="P6"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9595e8" style:font-size-asian="10pt" style:font-size-complex="10pt"/>
    </style:style>
    <style:style style:name="P7" style:family="paragraph" style:parent-style-name="Standard">
      <style:paragraph-properties fo:text-align="justify" style:justify-single-word="false"/>
      <style:text-properties style:font-name="sans-serif" fo:font-size="10pt" style:text-underline-style="none" officeooo:rsid="00151370" officeooo:paragraph-rsid="000b8ba4" style:font-size-asian="10pt" style:font-size-complex="10pt"/>
    </style:style>
    <style:style style:name="P8" style:family="paragraph" style:parent-style-name="Standard">
      <style:paragraph-properties fo:text-align="justify" style:justify-single-word="false"/>
      <style:text-properties style:font-name="sans-serif" fo:font-size="10pt" style:text-underline-style="none" officeooo:rsid="001fa2a2" officeooo:paragraph-rsid="001fa2a2" style:font-size-asian="10pt" style:font-size-complex="10pt"/>
    </style:style>
    <style:style style:name="P9" style:family="paragraph" style:parent-style-name="Standard">
      <style:paragraph-properties fo:text-align="justify" style:justify-single-word="false"/>
      <style:text-properties style:font-name="sans-serif" fo:font-size="10pt" style:text-underline-style="none" officeooo:rsid="0023f5ff" officeooo:paragraph-rsid="0023f5ff" style:font-size-asian="10pt" style:font-size-complex="10pt"/>
    </style:style>
    <style:style style:name="P10" style:family="paragraph" style:parent-style-name="Standard">
      <style:paragraph-properties fo:text-align="justify" style:justify-single-word="false"/>
      <style:text-properties style:font-name="sans-serif" fo:font-size="10pt" style:text-underline-style="none" officeooo:rsid="003cf6cd" officeooo:paragraph-rsid="0041cee5"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4c5881" officeooo:paragraph-rsid="004c5881"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49deed" officeooo:paragraph-rsid="00582078"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26ef95" officeooo:paragraph-rsid="0058d182"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2b1497" officeooo:paragraph-rsid="005c4396"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2bb5d5" officeooo:paragraph-rsid="000d6ed9"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2bb5d5" officeooo:paragraph-rsid="001c4cb6"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8da9dc" officeooo:paragraph-rsid="008da9dc"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1cee5" officeooo:paragraph-rsid="000b8ba4"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8e5e0a" officeooo:paragraph-rsid="008e5e0a"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4c854d" officeooo:paragraph-rsid="0096fbf1"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96fbf1" officeooo:paragraph-rsid="0096fbf1"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99d007" officeooo:paragraph-rsid="0099d007" style:font-size-asian="10pt" style:font-size-complex="10pt"/>
    </style:style>
    <style:style style:name="P23" style:family="paragraph" style:parent-style-name="Standard">
      <style:paragraph-properties fo:text-align="justify" style:justify-single-word="false"/>
      <style:text-properties style:font-name="sans-serif" fo:font-size="10pt" fo:font-style="normal" style:text-underline-style="none" officeooo:rsid="002b1497" officeooo:paragraph-rsid="0023f5ff"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sans-serif" fo:font-size="10pt" fo:font-style="normal" style:text-underline-style="none" officeooo:rsid="002b1497" officeooo:paragraph-rsid="0058d182"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sans-serif" fo:font-size="10pt" fo:font-style="normal" style:text-underline-style="none" officeooo:rsid="002ed689" officeooo:paragraph-rsid="002ed689"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sans-serif" fo:font-size="10pt" fo:font-style="normal" style:text-underline-style="none" officeooo:rsid="0036a9a4" officeooo:paragraph-rsid="0036a9a4"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582078" officeooo:paragraph-rsid="00582078"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2bde08" officeooo:paragraph-rsid="005c4396"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71d4a8" officeooo:paragraph-rsid="0071d4a8"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7c3616" officeooo:paragraph-rsid="007d96d0"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7d96d0" officeooo:paragraph-rsid="007d96d0"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8148f9" officeooo:paragraph-rsid="008148f9"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7f5a8a" officeooo:paragraph-rsid="007f5a8a"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87b598" officeooo:paragraph-rsid="0087b598"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8ee189" officeooo:paragraph-rsid="008ee189"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italic" style:text-underline-style="none" officeooo:rsid="0025f5d9" officeooo:paragraph-rsid="002ed689" style:font-size-asian="10pt" style:font-style-asian="italic" style:font-size-complex="10pt" style:font-style-complex="italic"/>
    </style:style>
    <style:style style:name="P37" style:family="paragraph" style:parent-style-name="Standard">
      <style:paragraph-properties fo:text-align="justify" style:justify-single-word="false"/>
      <style:text-properties style:font-name="sans-serif" fo:font-size="10pt" fo:font-style="italic" style:text-underline-style="none" officeooo:rsid="0025f5d9" officeooo:paragraph-rsid="0025f5d9" style:font-size-asian="10pt" style:font-style-asian="italic" style:font-size-complex="10pt" style:font-style-complex="italic"/>
    </style:style>
    <style:style style:name="P38" style:family="paragraph" style:parent-style-name="Standard">
      <style:paragraph-properties fo:text-align="justify" style:justify-single-word="false"/>
      <style:text-properties style:font-name="sans-serif" fo:font-size="10pt" fo:font-style="italic" style:text-underline-style="none" officeooo:rsid="003f1554" officeooo:paragraph-rsid="00473066" style:font-size-asian="10pt" style:font-style-asian="italic" style:font-size-complex="10pt" style:font-style-complex="italic"/>
    </style:style>
    <style:style style:name="P39" style:family="paragraph" style:parent-style-name="Standard">
      <style:paragraph-properties fo:text-align="justify" style:justify-single-word="false"/>
      <style:text-properties style:font-name="sans-serif" fo:font-size="10pt" fo:font-style="italic" style:text-underline-style="none" officeooo:rsid="005e2ae7" officeooo:paragraph-rsid="006bc52f" style:font-size-asian="10pt" style:font-style-asian="italic" style:font-size-complex="10pt" style:font-style-complex="italic"/>
    </style:style>
    <style:style style:name="P40" style:family="paragraph" style:parent-style-name="Standard">
      <style:paragraph-properties fo:text-align="justify" style:justify-single-word="false"/>
      <style:text-properties style:font-name="sans-serif" fo:font-size="10pt" fo:font-style="italic" style:text-underline-style="none" officeooo:rsid="005e2ae7" officeooo:paragraph-rsid="006dc095" style:font-size-asian="10pt" style:font-style-asian="italic" style:font-size-complex="10pt" style:font-style-complex="italic"/>
    </style:style>
    <style:style style:name="P41" style:family="paragraph" style:parent-style-name="Standard">
      <style:paragraph-properties fo:text-align="justify" style:justify-single-word="false"/>
      <style:text-properties style:font-name="sans-serif" fo:font-size="10pt" fo:font-style="italic" style:text-underline-style="none" officeooo:rsid="0061a0f0" officeooo:paragraph-rsid="00609c7f" style:font-size-asian="10pt" style:font-style-asian="italic" style:font-size-complex="10pt" style:font-style-complex="italic"/>
    </style:style>
    <style:style style:name="P42" style:family="paragraph" style:parent-style-name="Standard">
      <style:paragraph-properties fo:text-align="justify" style:justify-single-word="false"/>
      <style:text-properties style:font-name="sans-serif" fo:font-size="10pt" fo:font-style="italic" style:text-underline-style="none" officeooo:rsid="002bde08" officeooo:paragraph-rsid="0061efb7" style:font-size-asian="10pt" style:font-style-asian="italic" style:font-size-complex="10pt" style:font-style-complex="italic"/>
    </style:style>
    <style:style style:name="P43" style:family="paragraph" style:parent-style-name="Standard">
      <style:paragraph-properties fo:text-align="justify" style:justify-single-word="false"/>
      <style:text-properties style:font-name="sans-serif" fo:font-size="10pt" fo:font-style="italic" style:text-underline-style="none" officeooo:rsid="002bde08" officeooo:paragraph-rsid="00609c7f"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style:font-name="sans-serif" fo:font-size="10pt" fo:font-style="italic" style:text-underline-style="none" officeooo:rsid="0013b9d3" officeooo:paragraph-rsid="0013b9d3" style:font-size-asian="10pt" style:font-style-asian="italic" style:font-size-complex="10pt" style:font-style-complex="italic"/>
    </style:style>
    <style:style style:name="P45" style:family="paragraph" style:parent-style-name="Standard">
      <style:paragraph-properties fo:text-align="justify" style:justify-single-word="false"/>
      <style:text-properties style:font-name="sans-serif" fo:font-size="10pt" fo:font-style="italic" style:text-underline-style="none" officeooo:rsid="008d3901" officeooo:paragraph-rsid="008d3901"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style:font-name="sans-serif" fo:font-size="10pt" fo:font-style="italic" style:text-underline-style="none" officeooo:rsid="00157d3f" officeooo:paragraph-rsid="000cb072" style:font-size-asian="10pt" style:font-style-asian="italic" style:font-size-complex="10pt" style:font-style-complex="italic"/>
    </style:style>
    <style:style style:name="P47" style:family="paragraph" style:parent-style-name="Standard">
      <style:paragraph-properties fo:text-align="justify" style:justify-single-word="false"/>
      <style:text-properties style:font-name="sans-serif" fo:font-size="10pt" fo:font-style="italic" style:text-underline-style="none" officeooo:rsid="004bce84" officeooo:paragraph-rsid="000cb072" style:font-size-asian="10pt" style:font-style-asian="italic" style:font-size-complex="10pt" style:font-style-complex="italic"/>
    </style:style>
    <style:style style:name="P48" style:family="paragraph" style:parent-style-name="Standard">
      <style:paragraph-properties fo:text-align="justify" style:justify-single-word="false"/>
      <style:text-properties style:font-name="sans-serif" fo:font-size="10pt" fo:font-style="italic" style:text-underline-style="none" officeooo:rsid="004c854d" officeooo:paragraph-rsid="001792e8" style:font-size-asian="10pt" style:font-style-asian="italic" style:font-size-complex="10pt" style:font-style-complex="italic"/>
    </style:style>
    <style:style style:name="P49" style:family="paragraph" style:parent-style-name="Standard">
      <style:paragraph-properties fo:text-align="justify" style:justify-single-word="false"/>
      <style:text-properties style:font-name="sans-serif" fo:font-size="10pt" fo:font-style="normal" style:text-underline-style="none" officeooo:rsid="009d5627" officeooo:paragraph-rsid="009d5627" style:font-size-asian="10pt" style:font-style-asian="normal" style:font-size-complex="10pt" style:font-style-complex="normal"/>
    </style:style>
    <style:style style:name="P50" style:family="paragraph" style:parent-style-name="Standard">
      <style:paragraph-properties fo:text-align="justify" style:justify-single-word="false"/>
      <style:text-properties style:font-name="sans-serif" fo:font-size="10pt" fo:font-style="normal" style:text-underline-style="none" officeooo:rsid="009e1960" officeooo:paragraph-rsid="009e1960" style:font-size-asian="10pt" style:font-style-asian="normal" style:font-size-complex="10pt" style:font-style-complex="normal"/>
    </style:style>
    <style:style style:name="P51" style:family="paragraph" style:parent-style-name="Standard">
      <style:paragraph-properties fo:text-align="justify" style:justify-single-word="false"/>
      <style:text-properties style:font-name="sans-serif" fo:font-size="10pt" fo:font-style="normal" style:text-underline-style="none" officeooo:rsid="009ea775" officeooo:paragraph-rsid="009ea775" style:font-size-asian="10pt" style:font-style-asian="normal" style:font-size-complex="10pt" style:font-style-complex="normal"/>
    </style:style>
    <style:style style:name="P52" style:family="paragraph" style:parent-style-name="Standard">
      <style:paragraph-properties fo:text-align="justify" style:justify-single-word="false"/>
      <style:text-properties style:font-name="sans-serif" fo:font-size="10pt" fo:font-style="normal" style:text-underline-style="none" officeooo:rsid="00a0a195" officeooo:paragraph-rsid="00a0a195" style:font-size-asian="10pt" style:font-style-asian="normal" style:font-size-complex="10pt" style:font-style-complex="normal"/>
    </style:style>
    <style:style style:name="P53" style:family="paragraph" style:parent-style-name="Standard">
      <style:paragraph-properties fo:text-align="justify" style:justify-single-word="false"/>
      <style:text-properties style:font-name="sans-serif" fo:font-size="10pt" style:text-underline-style="none" officeooo:rsid="00a0a195" officeooo:paragraph-rsid="00a0a195" style:font-size-asian="10pt" style:font-size-complex="10pt"/>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9400c"/>
    </style:style>
    <style:style style:name="T6" style:family="text">
      <style:text-properties officeooo:rsid="001c4cb6"/>
    </style:style>
    <style:style style:name="T7" style:family="text">
      <style:text-properties fo:font-style="italic" style:font-style-asian="italic" style:font-style-complex="italic"/>
    </style:style>
    <style:style style:name="T8" style:family="text">
      <style:text-properties fo:font-style="italic" officeooo:rsid="002885cd" style:font-style-asian="italic" style:font-style-complex="italic"/>
    </style:style>
    <style:style style:name="T9" style:family="text">
      <style:text-properties fo:font-style="italic" officeooo:rsid="009ea775" style:font-style-asian="italic" style:font-style-complex="italic"/>
    </style:style>
    <style:style style:name="T10" style:family="text">
      <style:text-properties officeooo:rsid="001d3757"/>
    </style:style>
    <style:style style:name="T11" style:family="text">
      <style:text-properties officeooo:rsid="001e2ff9"/>
    </style:style>
    <style:style style:name="T12" style:family="text">
      <style:text-properties officeooo:rsid="00211975"/>
    </style:style>
    <style:style style:name="T13" style:family="text">
      <style:text-properties officeooo:rsid="0021c32a"/>
    </style:style>
    <style:style style:name="T14" style:family="text">
      <style:text-properties officeooo:rsid="002463c9"/>
    </style:style>
    <style:style style:name="T15" style:family="text">
      <style:text-properties officeooo:rsid="002885cd"/>
    </style:style>
    <style:style style:name="T16" style:family="text">
      <style:text-properties fo:font-style="normal" style:font-style-asian="normal" style:font-style-complex="normal"/>
    </style:style>
    <style:style style:name="T17" style:family="text">
      <style:text-properties fo:font-style="normal" officeooo:rsid="002b1497" style:font-style-asian="normal" style:font-style-complex="normal"/>
    </style:style>
    <style:style style:name="T18" style:family="text">
      <style:text-properties fo:font-style="normal" officeooo:rsid="002bde08" style:font-style-asian="normal" style:font-style-complex="normal"/>
    </style:style>
    <style:style style:name="T19" style:family="text">
      <style:text-properties fo:font-style="normal" officeooo:rsid="00517a5f" style:font-style-asian="normal" style:font-style-complex="normal"/>
    </style:style>
    <style:style style:name="T20" style:family="text">
      <style:text-properties fo:font-style="normal" officeooo:rsid="00532a56" style:font-style-asian="normal" style:font-style-complex="normal"/>
    </style:style>
    <style:style style:name="T21" style:family="text">
      <style:text-properties fo:font-style="normal" officeooo:rsid="0041cee5" style:font-style-asian="normal" style:font-style-complex="normal"/>
    </style:style>
    <style:style style:name="T22" style:family="text">
      <style:text-properties fo:font-style="normal" officeooo:rsid="00582078" style:font-style-asian="normal" style:font-style-complex="normal"/>
    </style:style>
    <style:style style:name="T23" style:family="text">
      <style:text-properties fo:font-style="normal" officeooo:rsid="005a1fbc" style:font-style-asian="normal" style:font-style-complex="normal"/>
    </style:style>
    <style:style style:name="T24" style:family="text">
      <style:text-properties fo:font-style="normal" officeooo:rsid="005a8e0c" style:font-style-asian="normal" style:font-style-complex="normal"/>
    </style:style>
    <style:style style:name="T25" style:family="text">
      <style:text-properties fo:font-style="normal" officeooo:rsid="005f92c5" style:font-style-asian="normal" style:font-style-complex="normal"/>
    </style:style>
    <style:style style:name="T26" style:family="text">
      <style:text-properties fo:font-style="normal" officeooo:rsid="00629659" style:font-style-asian="normal" style:font-style-complex="normal"/>
    </style:style>
    <style:style style:name="T27" style:family="text">
      <style:text-properties fo:font-style="normal" officeooo:rsid="00634ff0" style:font-style-asian="normal" style:font-style-complex="normal"/>
    </style:style>
    <style:style style:name="T28" style:family="text">
      <style:text-properties fo:font-style="normal" officeooo:rsid="0064e0df" style:font-style-asian="normal" style:font-style-complex="normal"/>
    </style:style>
    <style:style style:name="T29" style:family="text">
      <style:text-properties fo:font-style="normal" officeooo:rsid="00650ba1" style:font-style-asian="normal" style:font-style-complex="normal"/>
    </style:style>
    <style:style style:name="T30" style:family="text">
      <style:text-properties fo:font-style="normal" officeooo:rsid="0066ec5e" style:font-style-asian="normal" style:font-style-complex="normal"/>
    </style:style>
    <style:style style:name="T31" style:family="text">
      <style:text-properties fo:font-style="normal" officeooo:rsid="006862ec" style:font-style-asian="normal" style:font-style-complex="normal"/>
    </style:style>
    <style:style style:name="T32" style:family="text">
      <style:text-properties fo:font-style="normal" officeooo:rsid="006bc52f" style:font-style-asian="normal" style:font-style-complex="normal"/>
    </style:style>
    <style:style style:name="T33" style:family="text">
      <style:text-properties fo:font-style="normal" officeooo:rsid="006d1035" style:font-style-asian="normal" style:font-style-complex="normal"/>
    </style:style>
    <style:style style:name="T34" style:family="text">
      <style:text-properties fo:font-style="normal" officeooo:rsid="006dc095" style:font-style-asian="normal" style:font-style-complex="normal"/>
    </style:style>
    <style:style style:name="T35" style:family="text">
      <style:text-properties fo:font-style="normal" officeooo:rsid="00764f58" style:font-style-asian="normal" style:font-style-complex="normal"/>
    </style:style>
    <style:style style:name="T36" style:family="text">
      <style:text-properties fo:font-style="normal" officeooo:rsid="00a29389" style:font-style-asian="normal" style:font-style-complex="normal"/>
    </style:style>
    <style:style style:name="T37" style:family="text">
      <style:text-properties officeooo:rsid="002f7678"/>
    </style:style>
    <style:style style:name="T38" style:family="text">
      <style:text-properties officeooo:rsid="003852a5"/>
    </style:style>
    <style:style style:name="T39" style:family="text">
      <style:text-properties officeooo:rsid="0038d852"/>
    </style:style>
    <style:style style:name="T40" style:family="text">
      <style:text-properties officeooo:rsid="0041cee5"/>
    </style:style>
    <style:style style:name="T41" style:family="text">
      <style:text-properties officeooo:rsid="00434169"/>
    </style:style>
    <style:style style:name="T42" style:family="text">
      <style:text-properties officeooo:rsid="006dc095"/>
    </style:style>
    <style:style style:name="T43" style:family="text">
      <style:text-properties officeooo:rsid="0072dccb"/>
    </style:style>
    <style:style style:name="T44" style:family="text">
      <style:text-properties officeooo:rsid="007ed50c"/>
    </style:style>
    <style:style style:name="T45" style:family="text">
      <style:text-properties officeooo:rsid="00806fcd"/>
    </style:style>
    <style:style style:name="T46" style:family="text">
      <style:text-properties officeooo:rsid="008148f9"/>
    </style:style>
    <style:style style:name="T47" style:family="text">
      <style:text-properties officeooo:rsid="0088f296"/>
    </style:style>
    <style:style style:name="T48" style:family="text">
      <style:text-properties officeooo:rsid="008c425d"/>
    </style:style>
    <style:style style:name="T49" style:family="text">
      <style:text-properties officeooo:rsid="008e5e0a"/>
    </style:style>
    <style:style style:name="T50" style:family="text">
      <style:text-properties officeooo:rsid="008f1e96"/>
    </style:style>
    <style:style style:name="T51" style:family="text">
      <style:text-properties officeooo:rsid="009595e8"/>
    </style:style>
    <style:style style:name="T52" style:family="text">
      <style:text-properties officeooo:rsid="0097980d"/>
    </style:style>
    <style:style style:name="T53" style:family="text">
      <style:text-properties officeooo:rsid="009e1960"/>
    </style:style>
    <style:style style:name="T54" style:family="text">
      <style:text-properties officeooo:rsid="00a01a27"/>
    </style:style>
    <style:style style:name="T55" style:family="text">
      <style:text-properties officeooo:rsid="00a29389"/>
    </style:style>
    <style:style style:name="T56" style:family="text">
      <style:text-properties officeooo:rsid="00a2d3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1"/>
      <text:p text:style-name="P1">Abstract</text:p>
      <text:p text:style-name="P7"><text:span text:style-name="T10">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7"/>
      <text:p text:style-name="P2">Introduction <text:span text:style-name="T39">[discuss structure of proposal?] - reduce </text:span></text:p>
      <text:p text:style-name="P8">The main aim of data compression is to <text:span text:style-name="T12">encode data in such a way that</text:span> the amount of bits required to represent <text:span text:style-name="T12">it</text:span> <text:span text:style-name="T12">is reduced</text:span>. [the data compression book Mark Nelson, Introduction] <text:span text:style-name="T13">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8"/>
      <text:p text:style-name="P9">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14">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3"/>
      <text:p text:style-name="P25">Along with other forms of digitized information such as video and <text:span text:style-name="T37">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36"/>
      <text:p text:style-name="P26"><text:soft-page-break/>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38">[theoretically in terms of genetic screening, reference], all of which a compression method must take into account.</text:span></text:p>
      <text:p text:style-name="P37"/>
      <text:p text:style-name="P2">Research</text:p>
      <text:p text:style-name="P10">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40">whilst mitigating negative traits such long compression and decompression times or heavy computation and memory resources</text:span>.</text:p>
      <text:p text:style-name="P10"/>
      <text:p text:style-name="P10"><text:span text:style-name="T40">Bakr and Sharawi [review reference]</text:span> <text:span text:style-name="T40">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38"/>
      <text:p text:style-name="P11"><text:span text:style-name="T16">There is thus a base method that aims to compress the sequences using the attributes of genetic data, e.g. </text:span><text:span text:style-name="T41">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11"/>
      <text:p text:style-name="P12"><text:span text:style-name="T19">This project will use a grammar based method of compression. </text:span><text:span text:style-name="T20">As discussed by </text:span><text:span text:style-name="T21">Bakr and Sharawi </text:span><text:span text:style-name="T22">and [DNAsequitur]</text:span><text:span text:style-name="T21"> </text:span><text:span text:style-name="T22">grammar based compression typically has not given as good rates of compression when compared to previous methods mentioned</text:span><text:span text:style-name="T20">. </text:span><text:span text:style-name="T22">However, it is 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23">s</text:span><text:span text:style-name="T22"> a clear indication of a potential method to improve compression ratios.</text:span></text:p>
      <text:p text:style-name="P27"/>
      <text:p text:style-name="P13"><text:soft-page-break/><text:span text:style-name="T15">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8">banana</text:span><text:span text:style-name="T15"> </text:span><text:span text:style-name="T17">can form a grammar </text:span></text:p>
      <text:p text:style-name="P24"/>
      <text:p text:style-name="P24"><text:tab/>S → bGGa</text:p>
      <text:p text:style-name="P24"><text:tab/>G → an</text:p>
      <text:p text:style-name="P24"/>
      <text:p text:style-name="P14"><text:span text:style-name="T22">And so context-free grammars provide a method to store data in a more compact form. The grammars formed are also intuitive [], </text:span><text:span text:style-name="T18">reveal patterns that other compression methods may not [reference? Sequitur paper] and give the ability to check whether a string is valid to whatever input it is compared to [by reconstructing from rules]. // </text:span><text:span text:style-name="T24">mention learning about CFG somehow?</text:span></text:p>
      <text:p text:style-name="P28"/>
      <text:p text:style-name="P39"><text:span text:style-name="T18">D</text:span><text:span text:style-name="T16">NAsequitur is a grammar-based compression algorithm designed specifically for genetic sequences. It’s foundation is the [Manning and Witten] Sequitur algorithm, </text:span><text:span text:style-name="T25">a comparatively multi-purpose implementation that gives good results on multiple types of data and is indicated to outperform both </text:span><text:span text:style-name="T32">[contemporary]</text:span><text:span text:style-name="T25"> substitutional and, ‘on very large or highly structured sequences’ [sequitur], statistical methods. </text:span><text:span text:style-name="T26">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27">This [] is incorporated by SEQUITUR’s digram uniqueness </text:span><text:span text:style-name="T28">constraint</text:span><text:span text:style-name="T27">, where no adjacent symbols (terminal or non-terminal) can appear more than once in a grammar, </text:span><text:span text:style-name="T28">either in the initial [s string] or any substring</text:span><text:span text:style-name="T27">. This ensure</text:span><text:span text:style-name="T28">s</text:span><text:span text:style-name="T27"> the hierarchical nature of the grammar. </text:span><text:span text:style-name="T28">The second constraint on SEQUITUR’s grammars is that of digram uniqueness, which ensures that whenever a rules usage in the grammar falls to one, it’s occurrence is replaced with the right hand side of the rule, </text:span><text:span text:style-name="T29">which allows for the formation of longer rules[]</text:span><text:span text:style-name="T28">.</text:span></text:p>
      <text:p text:style-name="P41"/>
      <text:p text:style-name="P40"><text:span text:style-name="T25">Similarly to other </text:span><text:span text:style-name="T30">compression</text:span><text:span text:style-name="T25"> methods, multiple techniques are employed </text:span><text:span text:style-name="T30">when using grammar-based compression to achieve good results</text:span><text:span text:style-name="T25">. </text:span><text:span text:style-name="T21">Bakr and Sharawi </text:span><text:span text:style-name="T30">note in their review the encoding of the grammar to binary to further reduce storage size. SEQUITUR</text:span><text:span text:style-name="T25"> </text:span><text:span text:style-name="T31">uses an implicit encoding method for the grammar[] to maintain good compression </text:span><text:span text:style-name="T34">[</text:span><text:span text:style-name="T31">when, </text:span><text:span text:style-name="T34">always, but developed for]</text:span><text:span text:style-name="T31"> there are a significant number of rules (and hence greater data requirements for encoding). </text:span><text:span text:style-name="T34">Rather than encoding a list of rules,</text:span><text:span text:style-name="T31"> </text:span><text:span text:style-name="T34">t</text:span><text:span text:style-name="T31">his method </text:span><text:span text:style-name="T33">works by encoding the main rule ‘S’ and sending enough information when necessary to reconstruct the original sequence[]. When reconstructing the sequence, the first </text:span><text:span text:style-name="T34">instance</text:span><text:span text:style-name="T33"> </text:span><text:span text:style-name="T34">of a</text:span><text:span text:style-name="T33"> non-terminal </text:span><text:span text:style-name="T34">is decoded as it’s contents, the right hand side of the rule. When the non-terminal occurs again, a pointer to it’s first occurrence in the sequence is given and a rule in the decoder is formed to be used each subsequent time the non-terminal occurs. [Manning and Witten] give the example ‘</text:span><text:span text:style-name="T42">abcd(1, 2)(0, 4)’ </text:span><text:span text:style-name="T34">where ‘bc’ would otherwise be the right hand side of a rule, the pointer (1, 2) refers to </text:span><text:soft-page-break/><text:span text:style-name="T34">‘bc’s start position 1 from the beginning of the sequence and 2 it’s length. The second pointer consequently decoding the string as ‘abcdbcabcdbc’ []. </text:span><text:span text:style-name="T35">[DNAsequitur suggest not that great]</text:span></text:p>
      <text:p text:style-name="P43"/>
      <text:p text:style-name="P29">DNAsequitur then is an alteration of the SEQUITUR algorithm that implements a number of changes to improve it’s effectiveness on genetic sequences. <text:span text:style-name="T43">Kieffer and Yang [from dnaseq] show that SEQUITUR’s rule generation is not universal as multiple rules can potentially produce the same sequence [example – not that good… later in essay]. Cherniavsky and Ladner also implement encoding of reverse complements where, as each nucleotide base has a complement where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29"/>
      <text:p text:style-name="P30">Additional methods of compression for DNAsequitur is similar to that used in SEQUITUR, although with slightly better results [reference]. This method sends a quadruple as a pointer consisting of additionally the rule number it refers to and whether it is a reverse complement. ‘Perhaps the savings in the offset size is wiped out by the addition of a marker symbol per rule.</text:p>
      <text:p text:style-name="P31">Since there are thousands of rules, this would be an additional thousands of symbols.’ [dnaSequ]. Also, the pattern of the quadruple allows for DNAsequiturs used of adaptive arithmetic coding to be more efficient. <text:span text:style-name="T44">Arithmetic coding requires a probability distribution over the symbols of a sequence to partition intervals between 0 and 1. Each sequence can then be designated an interval by taking the probabilities of it’s symbols incrementally. This interval in turn corresponds to binary interval on the same scale of 0 to 1 [compression book, youtube]. <text:s text:c="3"/>By making the probability adaptive as each symbol is seen there is no need for the encoder and decoder to store the probability data. The more frequently a symbol occurs the larger the interval it could occur in and so the shorter the binary code it could be given [the binary code must fit within the interval]. </text:span></text:p>
      <text:p text:style-name="P31"/>
      <text:p text:style-name="P33">DNAsequitur custom <text:span text:style-name="T45">coder is implemented separately for the sequence and the quadruple pointers respectively into separate bit streams. The symbols’ frequency is incremented specifc to whether they are exact matches or the less frequent complements, further increasing compression. The tuples are encoded similarly [] using escape symbols for more frequent tuples of the rule 0, length 2 [], for tuples that are infrequently longer than this [another technique is implemented]. For triples and quadruples a gamma [use symbol] is used for the length as the lengths are small enough for this to be useful[] gamma codes are a method to specify the number of next bits to read to ‘get’ the number, eg 0001101.</text:span></text:p>
      <text:p text:style-name="P33"/>
      <text:p text:style-name="P34">A final improvement for DNAsequitur to aid compression is the cost measure improvement[]. As there is potential for short rules that are used infrequently [] to be created, <text:s/><text:span text:style-name="T46">Cherniavsky and Ladner </text:span>assessed the cost <text:span text:style-name="T47">of encoding the substrings in the grammar over simply maintaining the right hand part of the rule in the main string. Given the need to encode the sequence as </text:span><text:soft-page-break/><text:span text:style-name="T47">well as a tuple and recurrent instances thereafter, for certain rules there is less cost in information to not encode. This is assessed by calculating the information required to encode a sequence, the number of times it occurs, the quadruple and it’s escape symbol, prefix code. The cost of a rule can be measured iteratively after a grammar has been formed and results show greater compression when a certain value [35] is given for a worthwhile cost [].</text:span></text:p>
      <text:p text:style-name="P42"/>
      <text:p text:style-name="P32">As noted by Cherniavsky and Ladner and the earlier review [] DNAsequitur does not provide good compression ratios <text:span text:style-name="T48">when compared with other methods</text:span>. <text:span text:style-name="T48">However, it is suggested that approximate repeats are accounted for as in other implementations such as DNAcompress and that this <text:s/>can be achieved by using edit grammars. Edit grammars would include the edit operations needed on a sequence such as inserting, deleting or substituting a symbol for an approximate match to be encoded as an exact match [example]. As there are potentially many approximate matches this should increase compression. DNAcompress utilises this method including a check for the cost effectiveness of doing so.</text:span></text:p>
      <text:p text:style-name="P44"/>
      <text:p text:style-name="P17">The majority of the methods discussed so far have been tested on single files of genetic data, or comparatively small sequences, genomes that can be stored in such a way. However, larger genomes can be stored with independent files for each chromosome [genbank monkey example] or multiple individual instances of a species genomes could potentially be stored together. What is more the slight differences between individual genomes [3% reference] and the similarity between species genomes[] suggests a high level of redundancy between such files and the potential for compression. <text:span text:style-name="T49">The ability to compress multiple sets of data is thus both pragmatic and potentially efficient. Methods such as [multiple sets method high throughput] suggest such an approach is beneficial and crucial given the nature of the data, however, grammar based compression is categorised under Bakr and Sharawi’s horizontal mode, and so it remains to be seen how easily such a method can be adapted to something akin to their vertical mode.</text:span></text:p>
      <text:p text:style-name="P46"/>
      <text:p text:style-name="P35">Furthermore, many of the algorithms discussed work on the a<text:span text:style-name="T50">cceptance</text:span> that <text:span text:style-name="T50">the</text:span> genetic sequences <text:span text:style-name="T50">given as input </text:span>are stored as strings over the alphabet ACGT, <text:span text:style-name="T50">DNAcompress will not compress a file containing any other characters. Yet there are multiple formats for the storage of genetic files that include various sections of meta-data. FASTA for example includes data for the species the DNA has been sequenced from and an ID for the sequence itself, if it is only a substring. Although genetic sequences are stored mainly for the nucleotides that have been sequenced there are many segments that remain unsequenced or are uncertain and so in many files additional symbols like R and N are used [website reference]. If a nucleotide may be G or A it can be stored as R and if it could be any of ACGT then N. Compressing files of this nature will require significant alterations to methods that only account for an alphabet of four. The smallest amount of necessary bits needed to encode the alphabet would be larger and the algorithm would have to be sufficiently robust to handle meta-data, genetic sequences and and tuple like pointers.</text:span></text:p>
      <text:p text:style-name="P47"/>
      <text:p text:style-name="P6"><text:soft-page-break/>Objective</text:p>
      <text:p text:style-name="P20"><text:span text:style-name="T3">T</text:span>he <text:span text:style-name="T51">main</text:span> objective <text:span text:style-name="T51">of this project is to implement an effective grammar-based algorithm to enable the compression and decompression of genetic data. This will focus on good compression rates in comparison to other implementations, for storage and transmission, as well as minimum computational times and memory requirements with the most achievable trade off between the three. </text:span></text:p>
      <text:p text:style-name="P20"/>
      <text:p text:style-name="P21">This implementation will also aim to provide the functionality by taking into account various file formats used for genetic data, including meta-data and larger alphabets, by increasing the range of the algorithms input. <text:span text:style-name="T52">The</text:span> compressi<text:span text:style-name="T52">on of</text:span> multiple files, allowing for various collections of data sets to be stored, ideally with increased compression performance, <text:span text:style-name="T52">is also an aim to be added as functionality for this implementation.</text:span></text:p>
      <text:p text:style-name="P20"/>
      <text:p text:style-name="P22">To further aid functionality and usability a GUI for the algorithm will aim to be implemented to provide easier capability to compress and decompress files as well as access and view individual files or multiple files whilst compressed.</text:p>
      <text:p text:style-name="P48"/>
      <text:p text:style-name="P2">Method</text:p>
      <text:p text:style-name="P49">The current methodology requires the implementation of previous grammar-based methods, that of SEQUITUR and DNAsequitur discussed earlier, as an initial foundation. <text:span text:style-name="T53">A proof of concept prototype has been developed which incorporates SEQUITURS two constraints of digram uniqueness and rule utility and performs the 4 main stages of SEQUITURS grammar construction [quote of the details]. A basic binary encoding that includes gamma codes to encode and specify terminal and non-terminal symbols, and a two bit base given arbitrarily to the alphabet ACGT is currently in place. Initial results provide some compression on small sequences, although not to a comparable degree to other implementations [as seen in table below] and performance is slow. [</text:span><text:span text:style-name="T9">how to improve??</text:span><text:span text:style-name="T53">] //decompression recursive.</text:span></text:p>
      <text:p text:style-name="P49"/>
      <text:p text:style-name="P50">This prototype will be incremented on to include the improvements discussed by <text:s/><text:span text:style-name="T43">Cherniavsky and Ladner whilst testing other possible methods, dependent on how differences such as an extended alphabet affect trends in the data, to improve compression and running time. Edit grammars in particular will be incorporated as suggested, and any improvements gained will be measured against the extra computation required to find approximate repeats [reference stating the difficulty [review??]]. Adaptive arithmetic coding will be implemented and tested, although how much such a technique will affect the ability to search compressed data and implement visually navigating compressed files, remains to be seen.</text:span></text:p>
      <text:p text:style-name="P50"/>
      <text:p text:style-name="P51">Crucial for evaluation and informed implementation will be the testing method. <text:span text:style-name="T54">There is an available standard corpus of genetic data referenced in a number of papers that results will be able to compared to. The compression rate can be tested by simple percentage [reference compression book] see table 1</text:span></text:p>
      <text:p text:style-name="P51"/>
      <text:p text:style-name="P52"><text:soft-page-break/>ADD TABLE with percentage checks.</text:p>
      <text:p text:style-name="P52"/>
      <text:p text:style-name="P52">[DNAsequitur paper] indicates the amount of bytes that constitute the compressed and uncompressed files with a base reference of encoding the four letter alphabet with 2 bits per symbol. Effectively, when working on such a data set [4 symbols] compression rates need to be lower than that base to be worthwhile. Comparisons over separate implementations of techniques will also be compared.</text:p>
      <text:p text:style-name="P52"/>
      <text:p text:style-name="P53"><text:span text:style-name="T16">The speed at which data is both compressed and decompressed is also significant. Longer sequences are noted as taking [half an hour – review paper] to complete and so an acceptable speed must be agreed upon. </text:span><text:span text:style-name="T36">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2">Work Plan</text:p>
      <text:p text:style-name="P2"/>
      <text:p text:style-name="P45"><text:span text:style-name="T56">Brief i</text:span>ntro <text:span text:style-name="T56">to work plan</text:span></text:p>
      <text:p text:style-name="P15"/>
      <text:p text:style-name="P15">1/<text:span text:style-name="T6">2</text:span> - <text:span text:style-name="T4">Increase speed of current implementation and complete implementation of techniques found in previous papers.</text:span></text:p>
      <text:p text:style-name="P15"/>
      <text:p text:style-name="P15"><text:span text:style-name="T6">3/4</text:span> – <text:span text:style-name="T6">Implement further steps such as edit grammars and any other possible improvements. Begin writing Project Report.</text:span></text:p>
      <text:p text:style-name="P15"/>
      <text:p text:style-name="P16"><text:span text:style-name="T6">5</text:span>/<text:span text:style-name="T6">6</text:span> – <text:span text:style-name="T4">Begin implementing multiple file compression and folder hierarchy. </text:span></text:p>
      <text:p text:style-name="P15"/>
      <text:p text:style-name="P16"><text:span text:style-name="T6">7</text:span>/<text:span text:style-name="T6">8 </text:span>– <text:span text:style-name="T4">Depending on results at this stage, continue developing for improved speed and compression rates.</text:span> </text:p>
      <text:p text:style-name="P15"/>
      <text:p text:style-name="P15"><text:span text:style-name="T6">9</text:span>/<text:span text:style-name="T6">10</text:span> – <text:span text:style-name="T6">Develop and implement graphical interface for navigating compressed files and folders.</text:span></text:p>
      <text:p text:style-name="P4"/>
      <text:p text:style-name="P2">Summary</text:p>
      <text:p text:style-name="P2"/>
      <text:p text:style-name="P19">might not be able to do multiple, but the underlying will still be relevant. <text:span text:style-name="T56">Explain all again.</text:span></text:p>
      <text:p text:style-name="P18"/>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5T16:03:36.954234177</dc:date>
    <meta:editing-duration>PT11H51M14S</meta:editing-duration>
    <meta:editing-cycles>41</meta:editing-cycles>
    <meta:generator>LibreOffice/5.1.6.2$Linux_X86_64 LibreOffice_project/10m0$Build-2</meta:generator>
    <meta:document-statistic meta:table-count="0" meta:image-count="0" meta:object-count="0" meta:page-count="7" meta:paragraph-count="48" meta:word-count="3152" meta:character-count="20196" meta:non-whitespace-character-count="17067"/>
  </office:meta>
</office:document-meta>
</file>